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2717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122"/>
  </office:automatic-styles>
  <office:body>
    <office:spreadsheet>
      <table:table table:name="Grades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1"/>
        <table:table-column table:style-name="co3" table:default-cell-style-name="Default"/>
        <table:table-column table:style-name="co1" table:default-cell-style-name="ce1"/>
        <table:table-column table:style-name="co4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3" office:value-type="string" calcext:value-type="string">
            <text:p>Reviews</text:p>
          </table:table-cell>
          <table:table-cell office:value-type="string" calcext:value-type="string">
            <text:p>Date</text:p>
          </table:table-cell>
          <table:table-cell table:style-name="ce1" office:value-type="string" calcext:value-type="string">
            <text:p>Discussions</text:p>
          </table:table-cell>
          <table:table-cell office:value-type="string" calcext:value-type="string">
            <text:p>Date</text:p>
          </table:table-cell>
          <table:table-cell table:style-name="ce1" office:value-type="string" calcext:value-type="string">
            <text:p>Presentation</text:p>
          </table:table-cell>
          <table:table-cell/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%</text:p>
          </table:table-cell>
          <table:table-cell/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Sum</text:p>
          </table:table-cell>
          <table:table-cell table:style-name="ce1" table:number-columns-repeated="1012"/>
        </table:table-row>
        <table:table-row table:style-name="ro1">
          <table:table-cell table:style-name="ce2" office:value-type="date" office:date-value="2016-01-26" calcext:value-type="date">
            <text:p>01/26/16</text:p>
          </table:table-cell>
          <table:table-cell table:style-name="Default" office:value-type="float" office:value="87" calcext:value-type="float">
            <text:p>87</text:p>
          </table:table-cell>
          <table:table-cell table:style-name="ce2" office:value-type="date" office:date-value="2016-01-28" calcext:value-type="date">
            <text:p>01/28/16</text:p>
          </table:table-cell>
          <table:table-cell office:value-type="float" office:value="93" calcext:value-type="float">
            <text:p>93</text:p>
          </table:table-cell>
          <table:table-cell table:style-name="ce2" office:value-type="date" office:date-value="2016-02-23" calcext:value-type="date">
            <text:p>02/23/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oposal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views:</text:p>
          </table:table-cell>
          <table:table-cell office:value-type="float" office:value="25" calcext:value-type="float">
            <text:p>25</text:p>
          </table:table-cell>
          <table:table-cell table:formula="of:=SUM([.B2:.B20])/16" office:value-type="float" office:value="78.5" calcext:value-type="float">
            <text:p>78.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02" calcext:value-type="date">
            <text:p>02/02/16</text:p>
          </table:table-cell>
          <table:table-cell table:style-name="Default" office:value-type="float" office:value="85" calcext:value-type="float">
            <text:p>85</text:p>
          </table:table-cell>
          <table:table-cell table:style-name="ce2" office:value-type="date" office:date-value="2016-02-04" calcext:value-type="date">
            <text:p>02/04/16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Presentatio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iscussions:</text:p>
          </table:table-cell>
          <table:table-cell office:value-type="float" office:value="15" calcext:value-type="float">
            <text:p>15</text:p>
          </table:table-cell>
          <table:table-cell table:formula="of:=SUM([.D2:.D3])/2" office:value-type="float" office:value="91.5" calcext:value-type="float">
            <text:p>91.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09" calcext:value-type="date">
            <text:p>02/09/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Video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Presentation:</text:p>
          </table:table-cell>
          <table:table-cell office:value-type="float" office:value="25" calcext:value-type="float">
            <text:p>25</text:p>
          </table:table-cell>
          <table:table-cell table:formula="of:=[.F2]" office:value-type="float" office:value="96" calcext:value-type="float">
            <text:p>9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11" calcext:value-type="date">
            <text:p>02/11/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Project:</text:p>
          </table:table-cell>
          <table:table-cell office:value-type="float" office:value="35" calcext:value-type="float">
            <text:p>35</text:p>
          </table:table-cell>
          <table:table-cell table:formula="of:=SUMPRODUCT([.H2:.H4];[.I2:.I4])/100" office:value-type="float" office:value="22.5" calcext:value-type="float">
            <text:p>22.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16" calcext:value-type="date">
            <text:p>02/16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7"/>
          <table:table-cell office:value-type="string" calcext:value-type="string">
            <text:p>Final Grade:</text:p>
          </table:table-cell>
          <table:table-cell table:style-name="ce5" table:formula="of:=SUMPRODUCT([.K2:.K5];[.L2:.L5])/100" office:value-type="float" office:value="65.225" calcext:value-type="float">
            <text:p>65.2250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2-18" calcext:value-type="date">
            <text:p>02/18/16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2-25" calcext:value-type="date">
            <text:p>02/25/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01" calcext:value-type="date">
            <text:p>03/01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03" calcext:value-type="date">
            <text:p>03/03/16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15" calcext:value-type="date">
            <text:p>03/15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17" calcext:value-type="date">
            <text:p>03/17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22" calcext:value-type="date">
            <text:p>03/22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29" calcext:value-type="date">
            <text:p>03/29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4-12" calcext:value-type="date">
            <text:p>04/12/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4-14" calcext:value-type="date">
            <text:p>04/14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4-19" calcext:value-type="date">
            <text:p>04/19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4-21" calcext:value-type="date">
            <text:p>04/21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4-28" calcext:value-type="date">
            <text:p>04/28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5-03" calcext:value-type="date">
            <text:p>05/03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1" number:grouping="true"/>
      <number:text>%</number:text>
    </number:percentage-style>
    <number:number-style style:name="N122">
      <number:number number:decimal-places="5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2:18:32.771200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8:06:57.077129538</meta:creation-date>
    <dc:date>2016-04-28T12:18:50.292842411</dc:date>
    <meta:editing-duration>PT28M51S</meta:editing-duration>
    <meta:editing-cycles>36</meta:editing-cycles>
    <meta:generator>LibreOffice/4.2.8.2$Linux_X86_64 LibreOffice_project/420m0$Build-2</meta:generator>
    <meta:document-statistic meta:table-count="1" meta:cell-count="74" meta:object-count="0"/>
  </office:meta>
</office:document-meta>
</file>